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note" style:list-style-name="L1">
      <style:text-properties officeooo:paragraph-rsid="000e73a4"/>
    </style:style>
    <style:style style:name="T1" style:family="text">
      <style:text-properties officeooo:rsid="000e73a4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Footnote tex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list-style-name="Numbering_20_123" style:class="extra">
      <style:paragraph-properties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fsdgfs fsdggfsdgfs</meta:initial-creator>
    <meta:creation-date>2024-11-25T13:10:48.360324100</meta:creation-date>
    <dc:date>2024-11-25T13:11:52.155312600</dc:date>
    <dc:creator>gfsdgfs fsdggfsdgfs</dc:creator>
    <meta:editing-duration>PT1M4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4"/>
    <meta:generator>LibreOfficeDev/25.2.0.0.alpha1$Windows_X86_64 LibreOffice_project/c913af24825baa8c95c91c3706d140a0b45e3341</meta:generator>
  </office:meta>
</office:document-meta>
</file>